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BRIAN HANNIGAN — RESUME LIBRARY MASTER v2.0</text:h>
      <text:p>Generated: 2026-02-20</text:p>
      <text:p>Structured Source Document — Expanded | Optimized but Defensible</text:p>
      <text:p/>
      <text:h text:outline-level="2">1. CORE IDENTITY</text:h>
      <text:p>Name: Brian Hannigan</text:p>
      <text:p>Location: Succasunna, NJ (07876)</text:p>
      <text:p>Email: jobshannigan@gmail.com</text:p>
      <text:p>Phone: (862) 243-1177</text:p>
      <text:p>InfraGard Member | CompTIA Security+ | 14+ Years Government Support</text:p>
      <text:p/>
      <text:h text:outline-level="2">2. PROFESSIONAL SUMMARY VARIANTS</text:h>
      <text:p>Government / Secure Systems Focus:</text:p>
      <text:p>Senior Software Engineer and Secure Systems Architect with 14+ years supporting DoD and mission-critical training systems. Experienced in DISA STIG hardening, vulnerability remediation (Nessus/Tenable), structured deployment, compliance documentation, and secure classroom simulation platforms.</text:p>
      <text:p/>
      <text:p>Vulnerability Management / SecOps Focus:</text:p>
      <text:p>Cyber Security Support Analyst specializing in vulnerability management, Tenable-based risk prioritization, PowerShell remediation automation, Microsoft Defender for Endpoint detection rule development, and Microsoft Sentinel KQL analytics. Proven measurable reductions in enterprise risk exposure.</text:p>
      <text:p/>
      <text:p>Software / DevSecOps Focus:</text:p>
      <text:p>Senior Software Engineer with 25+ years building C#/.NET enterprise systems, Unity/Unreal simulation environments, automation tooling, containerized AI systems, and secure infrastructure solutions.</text:p>
      <text:p/>
      <text:h text:outline-level="2">3. LOG(N) PACIFIC — Cyber Security Support Analyst (2025–Present)</text:h>
      <text:p>Vulnerability Management:</text:p>
      <text:p>- Conducted enterprise vulnerability scans and delivered executive-ready remediation reports.</text:p>
      <text:p>- Achieved 100% reduction in critical vulnerabilities, 90% reduction in high, 76% reduction in medium.</text:p>
      <text:p>- Performed Tenable-based risk prioritization across Windows and Linux environments.</text:p>
      <text:p>- Executed DISA STIG compliance audits and secure configuration validation.</text:p>
      <text:p>- Automated remediation workflows using PowerShell to reduce manual effort.</text:p>
      <text:p>- Built trust and cross-team collaboration for remediation prioritization.</text:p>
      <text:p>Security Operations:</text:p>
      <text:p>- Conducted proactive EDR threat hunting (brute force, exfiltration, ransomware IoCs).</text:p>
      <text:p>- Developed custom MDE detection rules to automate host isolation workflows.</text:p>
      <text:p>- Built Sentinel dashboards for logon failures and malicious traffic analysis using KQL.</text:p>
      <text:p>- Eliminated brute force exposure via NSG/firewall inbound restriction (100% reduction).</text:p>
      <text:p/>
      <text:h text:outline-level="2">4. UTRS, INC — Senior Software Engineer / Simulation Systems Architect (2011–2025)</text:h>
      <text:p>- Designed, developed, and maintained DoD artillery simulation systems (Paladin, M777, LAVTAGTS, M119).</text:p>
      <text:p>- Implemented DISA STIG hardening across Windows environments.</text:p>
      <text:p>- Conducted vulnerability remediation based on Nessus scan findings.</text:p>
      <text:p>- Developed PowerShell and Bash automation for system validation.</text:p>
      <text:p>- Led full SDLC lifecycle: requirements, design, development, deployment, sustainment.</text:p>
      <text:p>- Built Instructor Operator Station (IOS) classroom control interface.</text:p>
      <text:p>- Delivered VR/AR-based military training platforms (Unity/Unreal).</text:p>
      <text:p>- Supported domestic and international system deployments with near-100% uptime.</text:p>
      <text:p>- Authored technical documentation and configuration baselines.</text:p>
      <text:p/>
      <text:h text:outline-level="2">5. TRAINING &amp; EDUCATION EXPERIENCE</text:h>
      <text:p>- Lead Technical Instructor for U.S. Army simulation platforms.</text:p>
      <text:p>- Delivered instructor-led and virtual training sessions.</text:p>
      <text:p>- Developed curriculum, technical manuals, and classroom exercises.</text:p>
      <text:p>- Public school technology educator (NJ).</text:p>
      <text:p/>
      <text:h text:outline-level="2">6. CONSULTING &amp; EARLY CAREER (1995–2010)</text:h>
      <text:p>- Independent Consultant: Reduced claims processing time by 77% via automation.</text:p>
      <text:p>- G2X, Inc: Led Lotus Notes/Domino migration; mentored team of 6 developers.</text:p>
      <text:p>- Application Partners: Designed ERP prototype (Pulseware); AS/400 modernization.</text:p>
      <text:p>- Pantheon Global: Customized SharePoint (MOSS 2007) enterprise portals.</text:p>
      <text:p>- Murray Media: ASP.NET web development; IIS administration.</text:p>
      <text:p/>
      <text:h text:outline-level="2">7. TECHNICAL STACK MASTER LIST</text:h>
      <text:p>Languages: C#, .NET, Python, PowerShell, Bash, SQL, JavaScript, VBA, COBOL</text:p>
      <text:p>Security: Tenable, Nessus, DISA STIG, MDE, Sentinel, KQL, OWASP ZAP, Sysmon, Sigma, Zeek, Wazuh, Velociraptor</text:p>
      <text:p>Infrastructure: Windows Server, Linux, Azure, Docker, IIS, VMware</text:p>
      <text:p>Simulation/VR: Unity 3D, Unreal Engine</text:p>
      <text:p/>
      <text:h text:outline-level="2">8. METRICS REPOSITORY</text:h>
      <text:p>- 100% reduction in critical vulnerabilities (Log(N))</text:p>
      <text:p>- 90% reduction in high vulnerabilities</text:p>
      <text:p>- 76% reduction in medium vulnerabilities</text:p>
      <text:p>- 100% brute force elimination via network controls</text:p>
      <text:p>- 77% business processing reduction (Independent Consulting)</text:p>
      <text:p/>
      <text:h text:outline-level="2">9. CERTIFICATIONS &amp; CREDENTIALS</text:h>
      <text:p>- CompTIA Security+</text:p>
      <text:p>- Unreal Educator Accelerator</text:p>
      <text:p>- Red Team Summit</text:p>
      <text:p>- SOC Core Skills Training</text:p>
      <text:p>- Active Defense &amp; Cyber Deception</text:p>
      <text:p>- Hacking Humans: Social Engineering &amp; Elicitation</text:p>
      <text:p>- InfraGard Member</text:p>
      <text:p/>
      <text:h text:outline-level="2">10. SELECTED PROJECTS</text:h>
      <text:p>- Offline OCR + Translation System (Python, Docker, Argos, MarianNMT).</text:p>
      <text:p>- AI-assisted STIG/Nessus parsing automation tools.</text:p>
      <text:p>- Instructor Operator Station (IOS) system.</text:p>
      <text:p/>
      <text:h text:outline-level="2">11. PROVENANCE &amp; SOURCE TRACE</text:h>
      <text:p>Primary Resume Sources Merged:</text:p>
      <text:p>- Brian_Hannigan_Master_Technical_Resume.odt</text:p>
      <text:p>- Brian_Hannigan_Detection_Engineer_Resume_2026.docx</text:p>
      <text:p>- Brian_Hannigan_SIEM_Resume_2025.docx</text:p>
      <text:p>- Brian_Hannigan_Gov_Resume_2026.docx</text:p>
      <text:p>- Brian_Hannigan_UTRS_Security_Resume.docx</text:p>
      <text:p>- Brian_Hannigan_MSS_SOC_Resume.docx</text:p>
      <text:p>- Brian_Hannigan_SoftwareEngineerII_Updated.docx</text:p>
      <text:p>- Brian_Hannigan_Teaching_Resume.docx</text:p>
      <text:p>- Resume-Brian-Hannigan-Experian.pdf</text:p>
      <text:p>- AI Consulting Resume variants</text:p>
      <text:p/>
      <text:p>Metrics validated from user-provided statements (2026-02-20).</text:p>
      <text:p>This document consolidates all non-duplicate, defensible experience across 59 indexed files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